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" table:default-cell-style-name="ce7"/>
        <table:table-column table:style-name="co3" table:default-cell-style-name="ce9"/>
        <table:table-column table:style-name="co4" table:default-cell-style-name="ce13"/>
        <table:table-column table:style-name="co2" table:default-cell-style-name="Default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4" table:default-cell-style-name="ce13"/>
        <table:table-column table:style-name="co6" table:default-cell-style-name="ce22"/>
        <table:table-column table:style-name="co2" table:default-cell-style-name="ce27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P8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P</text:p>
          </table:table-cell>
          <table:table-cell table:style-name="ce15" office:value-type="string" calcext:value-type="string">
            <text:p>FP Final</text:p>
          </table:table-cell>
          <table:table-cell table:style-name="ce12"/>
          <table:table-cell table:style-name="ce1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20" office:value-type="string" calcext:value-type="string">
            <text:p>Final GPA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4" office:value-type="string" calcext:value-type="string">
            <text:p>Numerical Grade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6" office:value-type="string" calcext:value-type="string">
            <text:p>GPA </text:p>
          </table:table-cell>
          <table:table-cell table:style-name="ce12"/>
          <table:table-cell table:style-name="ce21"/>
          <table:table-cell table:style-name="ce24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 table:formula="of:=VLOOKUP([.N2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2] + #REF!2 + #REF!2 + [.O2]" office:value-type="string" office:string-value="" calcext:value-type="error">
            <text:p>Err:509</text:p>
          </table:table-cell>
          <table:table-cell table:style-name="ce18" table:formula="of:=IF([.Q2]&gt;=0.9875;&quot;A+&quot;;  IF([.Q2]&gt;=0.94; &quot;A&quot;; IF([.Q2]&gt;=0.9; &quot;A-&quot;; IF([.Q2]&gt;=0.87; &quot;B+&quot;; IF([.Q2]&gt;=0.84;&quot;B&quot;; IF([.Q2]&gt;=0.8; &quot;B-&quot;; IF([.Q2]&gt;=0.77; &quot;C+&quot;; IF([.Q2]&gt;=0.74;&quot;C&quot;; IF([.Q2]&gt;=0.7; &quot;C-&quot;; IF([.Q2]&gt;=0.67; &quot;D+&quot;; IF([.Q2]&gt;=0.64;&quot;D&quot;; IF([.Q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2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3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3] + #REF!3 + #REF!3 + [.O3]" office:value-type="string" office:string-value="" calcext:value-type="error">
            <text:p>Err:509</text:p>
          </table:table-cell>
          <table:table-cell table:style-name="ce18" table:formula="of:=IF([.Q3]&gt;=0.9875;&quot;A+&quot;;  IF([.Q3]&gt;=0.94; &quot;A&quot;; IF([.Q3]&gt;=0.9; &quot;A-&quot;; IF([.Q3]&gt;=0.87; &quot;B+&quot;; IF([.Q3]&gt;=0.84;&quot;B&quot;; IF([.Q3]&gt;=0.8; &quot;B-&quot;; IF([.Q3]&gt;=0.77; &quot;C+&quot;; IF([.Q3]&gt;=0.74;&quot;C&quot;; IF([.Q3]&gt;=0.7; &quot;C-&quot;; IF([.Q3]&gt;=0.67; &quot;D+&quot;; IF([.Q3]&gt;=0.64;&quot;D&quot;; IF([.Q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3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4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4] + #REF!4 + #REF!4 + [.O4]" office:value-type="string" office:string-value="" calcext:value-type="error">
            <text:p>Err:509</text:p>
          </table:table-cell>
          <table:table-cell table:style-name="ce18" table:formula="of:=IF([.Q4]&gt;=0.9875;&quot;A+&quot;;  IF([.Q4]&gt;=0.94; &quot;A&quot;; IF([.Q4]&gt;=0.9; &quot;A-&quot;; IF([.Q4]&gt;=0.87; &quot;B+&quot;; IF([.Q4]&gt;=0.84;&quot;B&quot;; IF([.Q4]&gt;=0.8; &quot;B-&quot;; IF([.Q4]&gt;=0.77; &quot;C+&quot;; IF([.Q4]&gt;=0.74;&quot;C&quot;; IF([.Q4]&gt;=0.7; &quot;C-&quot;; IF([.Q4]&gt;=0.67; &quot;D+&quot;; IF([.Q4]&gt;=0.64;&quot;D&quot;; IF([.Q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4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5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5] + #REF!5 + #REF!5 + [.O5]" office:value-type="string" office:string-value="" calcext:value-type="error">
            <text:p>Err:509</text:p>
          </table:table-cell>
          <table:table-cell table:style-name="ce18" table:formula="of:=IF([.Q5]&gt;=0.9875;&quot;A+&quot;;  IF([.Q5]&gt;=0.94; &quot;A&quot;; IF([.Q5]&gt;=0.9; &quot;A-&quot;; IF([.Q5]&gt;=0.87; &quot;B+&quot;; IF([.Q5]&gt;=0.84;&quot;B&quot;; IF([.Q5]&gt;=0.8; &quot;B-&quot;; IF([.Q5]&gt;=0.77; &quot;C+&quot;; IF([.Q5]&gt;=0.74;&quot;C&quot;; IF([.Q5]&gt;=0.7; &quot;C-&quot;; IF([.Q5]&gt;=0.67; &quot;D+&quot;; IF([.Q5]&gt;=0.64;&quot;D&quot;; IF([.Q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5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7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7] + #REF!7 + #REF!7 + [.O7]" office:value-type="string" office:string-value="" calcext:value-type="error">
            <text:p>Err:509</text:p>
          </table:table-cell>
          <table:table-cell table:style-name="ce18" table:formula="of:=IF([.Q7]&gt;=0.9875;&quot;A+&quot;;  IF([.Q7]&gt;=0.94; &quot;A&quot;; IF([.Q7]&gt;=0.9; &quot;A-&quot;; IF([.Q7]&gt;=0.87; &quot;B+&quot;; IF([.Q7]&gt;=0.84;&quot;B&quot;; IF([.Q7]&gt;=0.8; &quot;B-&quot;; IF([.Q7]&gt;=0.77; &quot;C+&quot;; IF([.Q7]&gt;=0.74;&quot;C&quot;; IF([.Q7]&gt;=0.7; &quot;C-&quot;; IF([.Q7]&gt;=0.67; &quot;D+&quot;; IF([.Q7]&gt;=0.64;&quot;D&quot;; IF([.Q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7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8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8] + #REF!8 + #REF!8 + [.O8]" office:value-type="string" office:string-value="" calcext:value-type="error">
            <text:p>Err:509</text:p>
          </table:table-cell>
          <table:table-cell table:style-name="ce18" table:formula="of:=IF([.Q8]&gt;=0.9875;&quot;A+&quot;;  IF([.Q8]&gt;=0.94; &quot;A&quot;; IF([.Q8]&gt;=0.9; &quot;A-&quot;; IF([.Q8]&gt;=0.87; &quot;B+&quot;; IF([.Q8]&gt;=0.84;&quot;B&quot;; IF([.Q8]&gt;=0.8; &quot;B-&quot;; IF([.Q8]&gt;=0.77; &quot;C+&quot;; IF([.Q8]&gt;=0.74;&quot;C&quot;; IF([.Q8]&gt;=0.7; &quot;C-&quot;; IF([.Q8]&gt;=0.67; &quot;D+&quot;; IF([.Q8]&gt;=0.64;&quot;D&quot;; IF([.Q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8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9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9] + #REF!9 + #REF!9 + [.O9]" office:value-type="string" office:string-value="" calcext:value-type="error">
            <text:p>Err:509</text:p>
          </table:table-cell>
          <table:table-cell table:style-name="ce18" table:formula="of:=IF([.Q9]&gt;=0.9875;&quot;A+&quot;;  IF([.Q9]&gt;=0.94; &quot;A&quot;; IF([.Q9]&gt;=0.9; &quot;A-&quot;; IF([.Q9]&gt;=0.87; &quot;B+&quot;; IF([.Q9]&gt;=0.84;&quot;B&quot;; IF([.Q9]&gt;=0.8; &quot;B-&quot;; IF([.Q9]&gt;=0.77; &quot;C+&quot;; IF([.Q9]&gt;=0.74;&quot;C&quot;; IF([.Q9]&gt;=0.7; &quot;C-&quot;; IF([.Q9]&gt;=0.67; &quot;D+&quot;; IF([.Q9]&gt;=0.64;&quot;D&quot;; IF([.Q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9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10"/>
          <table:table-cell table:style-name="ce10"/>
          <table:table-cell/>
          <table:table-cell table:style-name="ce7"/>
          <table:table-cell table:style-name="ce10" table:formula="of:=VLOOKUP([.N10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0] + #REF!10 + #REF!10 + [.O10]" office:value-type="string" office:string-value="" calcext:value-type="error">
            <text:p>Err:509</text:p>
          </table:table-cell>
          <table:table-cell table:style-name="ce18" table:formula="of:=IF([.Q10]&gt;=0.9875;&quot;A+&quot;;  IF([.Q10]&gt;=0.94; &quot;A&quot;; IF([.Q10]&gt;=0.9; &quot;A-&quot;; IF([.Q10]&gt;=0.87; &quot;B+&quot;; IF([.Q10]&gt;=0.84;&quot;B&quot;; IF([.Q10]&gt;=0.8; &quot;B-&quot;; IF([.Q10]&gt;=0.77; &quot;C+&quot;; IF([.Q10]&gt;=0.74;&quot;C&quot;; IF([.Q10]&gt;=0.7; &quot;C-&quot;; IF([.Q10]&gt;=0.67; &quot;D+&quot;; IF([.Q10]&gt;=0.64;&quot;D&quot;; IF([.Q10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0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11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1] + #REF!11 + #REF!11 + [.O11]" office:value-type="string" office:string-value="" calcext:value-type="error">
            <text:p>Err:509</text:p>
          </table:table-cell>
          <table:table-cell table:style-name="ce18" table:formula="of:=IF([.Q11]&gt;=0.9875;&quot;A+&quot;;  IF([.Q11]&gt;=0.94; &quot;A&quot;; IF([.Q11]&gt;=0.9; &quot;A-&quot;; IF([.Q11]&gt;=0.87; &quot;B+&quot;; IF([.Q11]&gt;=0.84;&quot;B&quot;; IF([.Q11]&gt;=0.8; &quot;B-&quot;; IF([.Q11]&gt;=0.77; &quot;C+&quot;; IF([.Q11]&gt;=0.74;&quot;C&quot;; IF([.Q11]&gt;=0.7; &quot;C-&quot;; IF([.Q11]&gt;=0.67; &quot;D+&quot;; IF([.Q11]&gt;=0.64;&quot;D&quot;; IF([.Q1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1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12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2] + #REF!12 + #REF!12 + [.O12]" office:value-type="string" office:string-value="" calcext:value-type="error">
            <text:p>Err:509</text:p>
          </table:table-cell>
          <table:table-cell table:style-name="ce18" table:formula="of:=IF([.Q12]&gt;=0.9875;&quot;A+&quot;;  IF([.Q12]&gt;=0.94; &quot;A&quot;; IF([.Q12]&gt;=0.9; &quot;A-&quot;; IF([.Q12]&gt;=0.87; &quot;B+&quot;; IF([.Q12]&gt;=0.84;&quot;B&quot;; IF([.Q12]&gt;=0.8; &quot;B-&quot;; IF([.Q12]&gt;=0.77; &quot;C+&quot;; IF([.Q12]&gt;=0.74;&quot;C&quot;; IF([.Q12]&gt;=0.7; &quot;C-&quot;; IF([.Q12]&gt;=0.67; &quot;D+&quot;; IF([.Q12]&gt;=0.64;&quot;D&quot;; IF([.Q1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2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13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3] + #REF!13 + #REF!13 + [.O13]" office:value-type="string" office:string-value="" calcext:value-type="error">
            <text:p>Err:509</text:p>
          </table:table-cell>
          <table:table-cell table:style-name="ce18" table:formula="of:=IF([.Q13]&gt;=0.9875;&quot;A+&quot;;  IF([.Q13]&gt;=0.94; &quot;A&quot;; IF([.Q13]&gt;=0.9; &quot;A-&quot;; IF([.Q13]&gt;=0.87; &quot;B+&quot;; IF([.Q13]&gt;=0.84;&quot;B&quot;; IF([.Q13]&gt;=0.8; &quot;B-&quot;; IF([.Q13]&gt;=0.77; &quot;C+&quot;; IF([.Q13]&gt;=0.74;&quot;C&quot;; IF([.Q13]&gt;=0.7; &quot;C-&quot;; IF([.Q13]&gt;=0.67; &quot;D+&quot;; IF([.Q13]&gt;=0.64;&quot;D&quot;; IF([.Q1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3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14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4] + #REF!14 + #REF!14 + [.O14]" office:value-type="string" office:string-value="" calcext:value-type="error">
            <text:p>Err:509</text:p>
          </table:table-cell>
          <table:table-cell table:style-name="ce18" table:formula="of:=IF([.Q14]&gt;=0.9875;&quot;A+&quot;;  IF([.Q14]&gt;=0.94; &quot;A&quot;; IF([.Q14]&gt;=0.9; &quot;A-&quot;; IF([.Q14]&gt;=0.87; &quot;B+&quot;; IF([.Q14]&gt;=0.84;&quot;B&quot;; IF([.Q14]&gt;=0.8; &quot;B-&quot;; IF([.Q14]&gt;=0.77; &quot;C+&quot;; IF([.Q14]&gt;=0.74;&quot;C&quot;; IF([.Q14]&gt;=0.7; &quot;C-&quot;; IF([.Q14]&gt;=0.67; &quot;D+&quot;; IF([.Q14]&gt;=0.64;&quot;D&quot;; IF([.Q1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4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 table:formula="of:=VLOOKUP([.N15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5] + #REF!15 + #REF!15 + [.O15]" office:value-type="string" office:string-value="" calcext:value-type="error">
            <text:p>Err:509</text:p>
          </table:table-cell>
          <table:table-cell table:style-name="ce18" table:formula="of:=IF([.Q15]&gt;=0.9875;&quot;A+&quot;;  IF([.Q15]&gt;=0.94; &quot;A&quot;; IF([.Q15]&gt;=0.9; &quot;A-&quot;; IF([.Q15]&gt;=0.87; &quot;B+&quot;; IF([.Q15]&gt;=0.84;&quot;B&quot;; IF([.Q15]&gt;=0.8; &quot;B-&quot;; IF([.Q15]&gt;=0.77; &quot;C+&quot;; IF([.Q15]&gt;=0.74;&quot;C&quot;; IF([.Q15]&gt;=0.7; &quot;C-&quot;; IF([.Q15]&gt;=0.67; &quot;D+&quot;; IF([.Q15]&gt;=0.64;&quot;D&quot;; IF([.Q1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5]; [.$X$2:.$Y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16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6] + #REF!16 + #REF!16 + [.O16]" office:value-type="string" office:string-value="" calcext:value-type="error">
            <text:p>Err:509</text:p>
          </table:table-cell>
          <table:table-cell table:style-name="ce18" table:formula="of:=IF([.Q16]&gt;=0.9875;&quot;A+&quot;;  IF([.Q16]&gt;=0.94; &quot;A&quot;; IF([.Q16]&gt;=0.9; &quot;A-&quot;; IF([.Q16]&gt;=0.87; &quot;B+&quot;; IF([.Q16]&gt;=0.84;&quot;B&quot;; IF([.Q16]&gt;=0.8; &quot;B-&quot;; IF([.Q16]&gt;=0.77; &quot;C+&quot;; IF([.Q16]&gt;=0.74;&quot;C&quot;; IF([.Q16]&gt;=0.7; &quot;C-&quot;; IF([.Q16]&gt;=0.67; &quot;D+&quot;; IF([.Q16]&gt;=0.64;&quot;D&quot;; IF([.Q16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6]; [.$X$2:.$Y$15]; 2; 0)" office:value-type="string" office:string-value="" calcext:value-type="error">
            <text:p>Err:509</text:p>
          </table:table-cell>
          <table:table-cell/>
          <table:table-cell table:style-name="ce23"/>
          <table:table-cell table:style-name="ce13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8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17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7] + #REF!17 + #REF!17 + [.O17]" office:value-type="string" office:string-value="" calcext:value-type="error">
            <text:p>Err:509</text:p>
          </table:table-cell>
          <table:table-cell table:style-name="ce18" table:formula="of:=IF([.Q17]&gt;=0.9875;&quot;A+&quot;;  IF([.Q17]&gt;=0.94; &quot;A&quot;; IF([.Q17]&gt;=0.9; &quot;A-&quot;; IF([.Q17]&gt;=0.87; &quot;B+&quot;; IF([.Q17]&gt;=0.84;&quot;B&quot;; IF([.Q17]&gt;=0.8; &quot;B-&quot;; IF([.Q17]&gt;=0.77; &quot;C+&quot;; IF([.Q17]&gt;=0.74;&quot;C&quot;; IF([.Q17]&gt;=0.7; &quot;C-&quot;; IF([.Q17]&gt;=0.67; &quot;D+&quot;; IF([.Q17]&gt;=0.64;&quot;D&quot;; IF([.Q1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7]; [.$X$2:.$Y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10"/>
          <table:table-cell table:style-name="ce10"/>
          <table:table-cell/>
          <table:table-cell table:style-name="ce7"/>
          <table:table-cell table:style-name="ce10" table:formula="of:=VLOOKUP([.N18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8] + #REF!18 + #REF!18 + [.O18]" office:value-type="string" office:string-value="" calcext:value-type="error">
            <text:p>Err:509</text:p>
          </table:table-cell>
          <table:table-cell table:style-name="ce18" table:formula="of:=IF([.Q18]&gt;=0.9875;&quot;A+&quot;;  IF([.Q18]&gt;=0.94; &quot;A&quot;; IF([.Q18]&gt;=0.9; &quot;A-&quot;; IF([.Q18]&gt;=0.87; &quot;B+&quot;; IF([.Q18]&gt;=0.84;&quot;B&quot;; IF([.Q18]&gt;=0.8; &quot;B-&quot;; IF([.Q18]&gt;=0.77; &quot;C+&quot;; IF([.Q18]&gt;=0.74;&quot;C&quot;; IF([.Q18]&gt;=0.7; &quot;C-&quot;; IF([.Q18]&gt;=0.67; &quot;D+&quot;; IF([.Q18]&gt;=0.64;&quot;D&quot;; IF([.Q1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8]; [.$X$2:.$Y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19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19] + #REF!19 + #REF!19 + [.O19]" office:value-type="string" office:string-value="" calcext:value-type="error">
            <text:p>Err:509</text:p>
          </table:table-cell>
          <table:table-cell table:style-name="ce18" table:formula="of:=IF([.Q19]&gt;=0.9875;&quot;A+&quot;;  IF([.Q19]&gt;=0.94; &quot;A&quot;; IF([.Q19]&gt;=0.9; &quot;A-&quot;; IF([.Q19]&gt;=0.87; &quot;B+&quot;; IF([.Q19]&gt;=0.84;&quot;B&quot;; IF([.Q19]&gt;=0.8; &quot;B-&quot;; IF([.Q19]&gt;=0.77; &quot;C+&quot;; IF([.Q19]&gt;=0.74;&quot;C&quot;; IF([.Q19]&gt;=0.7; &quot;C-&quot;; IF([.Q19]&gt;=0.67; &quot;D+&quot;; IF([.Q19]&gt;=0.64;&quot;D&quot;; IF([.Q1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19]; [.$X$2:.$Y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10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21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21] + #REF!20 + #REF!20 + [.O21]" office:value-type="string" office:string-value="" calcext:value-type="error">
            <text:p>Err:509</text:p>
          </table:table-cell>
          <table:table-cell table:style-name="ce18" table:formula="of:=IF([.Q21]&gt;=0.9875;&quot;A+&quot;;  IF([.Q21]&gt;=0.94; &quot;A&quot;; IF([.Q21]&gt;=0.9; &quot;A-&quot;; IF([.Q21]&gt;=0.87; &quot;B+&quot;; IF([.Q21]&gt;=0.84;&quot;B&quot;; IF([.Q21]&gt;=0.8; &quot;B-&quot;; IF([.Q21]&gt;=0.77; &quot;C+&quot;; IF([.Q21]&gt;=0.74;&quot;C&quot;; IF([.Q21]&gt;=0.7; &quot;C-&quot;; IF([.Q21]&gt;=0.67; &quot;D+&quot;; IF([.Q21]&gt;=0.64;&quot;D&quot;; IF([.Q2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21]; [.$X$2:.$Y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N22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22] + #REF!21 + #REF!21 + [.O22]" office:value-type="string" office:string-value="" calcext:value-type="error">
            <text:p>Err:509</text:p>
          </table:table-cell>
          <table:table-cell table:style-name="ce18" table:formula="of:=IF([.Q22]&gt;=0.9875;&quot;A+&quot;;  IF([.Q22]&gt;=0.94; &quot;A&quot;; IF([.Q22]&gt;=0.9; &quot;A-&quot;; IF([.Q22]&gt;=0.87; &quot;B+&quot;; IF([.Q22]&gt;=0.84;&quot;B&quot;; IF([.Q22]&gt;=0.8; &quot;B-&quot;; IF([.Q22]&gt;=0.77; &quot;C+&quot;; IF([.Q22]&gt;=0.74;&quot;C&quot;; IF([.Q22]&gt;=0.7; &quot;C-&quot;; IF([.Q22]&gt;=0.67; &quot;D+&quot;; IF([.Q22]&gt;=0.64;&quot;D&quot;; IF([.Q2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22]; [.$X$2:.$Y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 table:formula="of:=VLOOKUP([.N23]; [.$U$2:.$V$15]; 2; 0)/100*0.15" office:value-type="string" office:string-value="" calcext:value-type="error">
            <text:p>#N/A</text:p>
          </table:table-cell>
          <table:table-cell/>
          <table:table-cell table:style-name="ce17" table:formula="of:=[.L23] + #REF!22 + #REF!22 + [.O23]" office:value-type="string" office:string-value="" calcext:value-type="error">
            <text:p>Err:509</text:p>
          </table:table-cell>
          <table:table-cell table:style-name="ce18" table:formula="of:=IF([.Q23]&gt;=0.9875;&quot;A+&quot;;  IF([.Q23]&gt;=0.94; &quot;A&quot;; IF([.Q23]&gt;=0.9; &quot;A-&quot;; IF([.Q23]&gt;=0.87; &quot;B+&quot;; IF([.Q23]&gt;=0.84;&quot;B&quot;; IF([.Q23]&gt;=0.8; &quot;B-&quot;; IF([.Q23]&gt;=0.77; &quot;C+&quot;; IF([.Q23]&gt;=0.74;&quot;C&quot;; IF([.Q23]&gt;=0.7; &quot;C-&quot;; IF([.Q23]&gt;=0.67; &quot;D+&quot;; IF([.Q23]&gt;=0.64;&quot;D&quot;; IF([.Q2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R23]; [.$X$2:.$Y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number-columns-repeated="11"/>
          <table:table-cell table:style-name="ce11"/>
          <table:table-cell table:number-columns-repeated="4"/>
          <table:table-cell table:style-name="ce18" table:formula="of:=AVERAGE([.Q2:.Q19])" office:value-type="string" office:string-value="" calcext:value-type="error">
            <text:p>Err:509</text:p>
          </table:table-cell>
          <table:table-cell table:style-name="ce16"/>
          <table:table-cell table:style-name="ce18" table:formula="of:=AVERAGE([.S2:.S19]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 table:number-rows-repeated="6">
          <table:table-cell table:number-columns-repeated="11"/>
          <table:table-cell table:style-name="ce11"/>
          <table:table-cell table:number-columns-repeated="995"/>
        </table:table-row>
        <table:table-row table:style-name="ro1" table:number-rows-repeated="1048545">
          <table:table-cell table:number-columns-repeated="1007"/>
        </table:table-row>
        <table:table-row table:style-name="ro1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10:38:37.078483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2T10:48:02.291123210</dc:date>
    <dc:creator>Gregory Kapfhammer</dc:creator>
    <meta:editing-duration>P7DT3H35M58S</meta:editing-duration>
    <meta:editing-cycles>21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77" meta:object-count="0"/>
  </office:meta>
</office:document-meta>
</file>